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NTAÑES HUAYLLAS, MOISE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058023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398849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NTAÑES HUAYLLAS, MOISE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5802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HUAMANI LLAMOSA MERCEDE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030453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35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50</text:p>
            <text:p text:style-name="P11"/>
          </table:table-cell>
        </table:table-row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5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7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25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4T22:53:34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